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717in"/>
    </style:style>
    <style:style style:name="co3" style:family="table-column">
      <style:table-column-properties fo:break-before="auto" style:column-width="1.9709in"/>
    </style:style>
    <style:style style:name="co4" style:family="table-column">
      <style:table-column-properties fo:break-before="auto" style:column-width="1.2909in"/>
    </style:style>
    <style:style style:name="co5" style:family="table-column">
      <style:table-column-properties fo:break-before="auto" style:column-width="0.2028in"/>
    </style:style>
    <style:style style:name="co6" style:family="table-column">
      <style:table-column-properties fo:break-before="auto" style:column-width="0.5543in"/>
    </style:style>
    <style:style style:name="co7" style:family="table-column">
      <style:table-column-properties fo:break-before="auto" style:column-width="0.3839in"/>
    </style:style>
    <style:style style:name="co8" style:family="table-column">
      <style:table-column-properties fo:break-before="auto" style:column-width="1.2126in"/>
    </style:style>
    <style:style style:name="co10" style:family="table-column">
      <style:table-column-properties fo:break-before="auto" style:column-width="1.0417in"/>
    </style:style>
    <style:style style:name="co11" style:family="table-column">
      <style:table-column-properties fo:break-before="auto" style:column-width="0.9173in"/>
    </style:style>
    <style:style style:name="co12" style:family="table-column">
      <style:table-column-properties fo:break-before="auto" style:column-width="5.915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99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row table:style-name="ro3">
          <table:table-cell/>
          <table:table-cell office:value-type="string">
            <text:p>d</text:p>
          </table:table-cell>
          <table:table-cell office:value-type="string">
            <text:p>EXPLORATION</text:p>
          </table:table-cell>
          <table:table-cell office:value-type="string">
            <text:p>n</text:p>
          </table:table-cell>
          <table:table-cell office:value-type="string">
            <text:p>update</text:p>
          </table:table-cell>
          <table:table-cell office:value-type="string">
            <text:p>ga</text:p>
          </table:table-cell>
          <table:table-cell office:value-type="string">
            <text:p>crossover operator</text:p>
          </table:table-cell>
          <table:table-cell office:value-type="string">
            <text:p>sort population</text:p>
          </table:table-cell>
          <table:table-cell office:value-type="string">
            <text:p>ω</text:p>
          </table:table-cell>
          <table:table-cell office:value-type="string">
            <text:p># =&gt; [C]</text:p>
          </table:table-cell>
          <table:table-cell office:value-type="string">
            <text:p>cover</text:p>
          </table:table-cell>
          <table:table-cell office:value-type="string">
            <text:p>dataset</text:p>
          </table:table-cell>
          <table:table-cell office:value-type="string">
            <text:p>acc</text:p>
          </table:table-cell>
          <table:table-cell office:value-type="string">
            <text:p>machine</text:p>
          </table:table-cell>
          <table:table-cell office:value-type="string">
            <text:p>observations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2" office:value-type="boolean" office:boolean-value="false">
            <text:p>FALSE</text:p>
          </table:table-cell>
          <table:table-cell table:style-name="ce2" office:value-type="boolean" office:boolean-value="true">
            <text:p>TRUE</text:p>
          </table:table-cell>
          <table:table-cell office:value-type="string">
            <text:p>emotions</text:p>
          </table:table-cell>
          <table:table-cell office:value-type="string">
            <text:p>56.32 (pcut)</text:p>
          </table:table-cell>
          <table:table-cell table:number-columns-repeated="2"/>
        </table:table-row>
        <table:table-row table:style-name="ro3">
          <table:table-cell office:value-type="string">
            <text:p>11.11.2012, 14.33.52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ngle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2" office:value-type="boolean" office:boolean-value="false">
            <text:p>FALSE</text:p>
          </table:table-cell>
          <table:table-cell/>
          <table:table-cell office:value-type="string">
            <text:p>emotions</text:p>
          </table:table-cell>
          <table:table-cell table:number-columns-repeated="3"/>
        </table:table-row>
        <table:table-row table:style-name="ro3">
          <table:table-cell office:value-type="string">
            <text:p>11.11.2012, 07.00.28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ngle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2" office:value-type="boolean" office:boolean-value="false">
            <text:p>FALSE</text:p>
          </table:table-cell>
          <table:table-cell/>
          <table:table-cell office:value-type="string">
            <text:p>genbase</text:p>
          </table:table-cell>
          <table:table-cell table:number-columns-repeated="3"/>
        </table:table-row>
        <table:table-row table:style-name="ro3">
          <table:table-cell office:value-type="string">
            <text:p>10.11.2012, 18.28.02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2" office:value-type="boolean" office:boolean-value="false">
            <text:p>FALSE</text:p>
          </table:table-cell>
          <table:table-cell/>
          <table:table-cell office:value-type="string">
            <text:p>genbase</text:p>
          </table:table-cell>
          <table:table-cell table:number-columns-repeated="3"/>
        </table:table-row>
        <table:table-row table:style-name="ro3">
          <table:table-cell office:value-type="string">
            <text:p>13.11.2012, 09.21.21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2" office:value-type="boolean" office:boolean-value="true">
            <text:p>TRUE</text:p>
          </table:table-cell>
          <table:table-cell/>
          <table:table-cell office:value-type="string">
            <text:p>emotions</text:p>
          </table:table-cell>
          <table:table-cell table:number-columns-repeated="3"/>
        </table:table-row>
        <table:table-row table:style-name="ro3">
          <table:table-cell office:value-type="string">
            <text:p>14.11.2012, 08.28.19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ngle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2" office:value-type="boolean" office:boolean-value="true">
            <text:p>TRUE</text:p>
          </table:table-cell>
          <table:table-cell/>
          <table:table-cell office:value-type="string">
            <text:p>emotions</text:p>
          </table:table-cell>
          <table:table-cell table:number-columns-repeated="3"/>
        </table:table-row>
        <table:table-row table:style-name="ro3">
          <table:table-cell office:value-type="string">
            <text:p>16.11.2012, 04.27.14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2" office:value-type="boolean" office:boolean-value="true">
            <text:p>TRUE</text:p>
          </table:table-cell>
          <table:table-cell/>
          <table:table-cell office:value-type="string">
            <text:p>genbase</text:p>
          </table:table-cell>
          <table:table-cell table:number-columns-repeated="3"/>
        </table:table-row>
        <table:table-row table:style-name="ro3">
          <table:table-cell office:value-type="string">
            <text:p>15.11.2012, 06.47.56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ngle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2" office:value-type="boolean" office:boolean-value="true">
            <text:p>TRUE</text:p>
          </table:table-cell>
          <table:table-cell/>
          <table:table-cell office:value-type="string">
            <text:p>genbase</text:p>
          </table:table-cell>
          <table:table-cell table:number-columns-repeated="3"/>
        </table:table-row>
        <table:table-row table:style-name="ro3" table:number-rows-repeated="2">
          <table:table-cell table:number-columns-repeated="15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5">
            <text:p>0.5</text:p>
          </table:table-cell>
          <table:table-cell table:style-name="ce2" office:value-type="boolean" office:boolean-value="false">
            <text:p>FALSE</text:p>
          </table:table-cell>
          <table:table-cell table:style-name="ce2" office:value-type="boolean" office:boolean-value="true">
            <text:p>TRUE</text:p>
          </table:table-cell>
          <table:table-cell office:value-type="string">
            <text:p>emotions</text:p>
          </table:table-cell>
          <table:table-cell office:value-type="string">
            <text:p>55.10 (ival)</text:p>
          </table:table-cell>
          <table:table-cell office:value-type="string">
            <text:p>ickarus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miltos with objective coverage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2" office:value-type="boolean" office:boolean-value="false">
            <text:p>FALSE</text:p>
          </table:table-cell>
          <table:table-cell table:style-name="ce2" office:value-type="boolean" office:boolean-value="true">
            <text:p>TRUE</text:p>
          </table:table-cell>
          <table:table-cell office:value-type="string">
            <text:p>emotions</text:p>
          </table:table-cell>
          <table:table-cell office:value-type="string">
            <text:p>55.56 (ival)</text:p>
          </table:table-cell>
          <table:table-cell office:value-type="string">
            <text:p>ickarus</text:p>
          </table:table-cell>
          <table:table-cell/>
        </table:table-row>
        <table:table-row table:style-name="ro3" table:number-rows-repeated="2">
          <table:table-cell table:number-columns-repeated="7"/>
          <table:table-cell table:style-name="ce2"/>
          <table:table-cell/>
          <table:table-cell table:style-name="ce2" table:number-columns-repeated="2"/>
          <table:table-cell table:number-columns-repeated="4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5.92 (pcut)</text:p>
          </table:table-cell>
          <table:table-cell office:value-type="string">
            <text:p>ickarus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ultipoint</text:p>
          </table:table-cell>
          <table:table-cell table:style-name="ce2" office:value-type="boolean" office:boolean-value="true">
            <text:p>TRU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6.56 (pcut)</text:p>
          </table:table-cell>
          <table:table-cell office:value-type="string">
            <text:p>spark</text:p>
          </table:table-cell>
          <table:table-cell/>
        </table:table-row>
        <table:table-row table:style-name="ro3">
          <table:table-cell table:number-columns-repeated="7"/>
          <table:table-cell table:style-name="ce2"/>
          <table:table-cell/>
          <table:table-cell table:style-name="ce2" table:number-columns-repeated="2"/>
          <table:table-cell table:number-columns-repeated="2"/>
          <table:table-cell office:value-type="string">
            <text:p>spark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45 (pcut)</text:p>
          </table:table-cell>
          <table:table-cell office:value-type="string">
            <text:p>ickarus</text:p>
          </table:table-cell>
          <table:table-cell/>
        </table:table-row>
        <table:table-row table:style-name="ro3">
          <table:table-cell table:number-columns-repeated="7"/>
          <table:table-cell table:style-name="ce2"/>
          <table:table-cell/>
          <table:table-cell table:style-name="ce2" table:number-columns-repeated="2"/>
          <table:table-cell table:number-columns-repeated="4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5">
            <text:p>0.5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74 (pcut)</text:p>
          </table:table-cell>
          <table:table-cell office:value-type="string">
            <text:p>ickarus</text:p>
          </table:table-cell>
          <table:table-cell/>
        </table:table-row>
        <table:table-row table:style-name="ro3">
          <table:table-cell table:style-name="ce1" office:value-type="float" office:value="27">
            <text:p>27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true">
            <text:p>TRUE</text:p>
          </table:table-cell>
          <table:table-cell office:value-type="float" office:value="0.5">
            <text:p>0.5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8.25 (pcut)</text:p>
          </table:table-cell>
          <table:table-cell office:value-type="string">
            <text:p>spark</text:p>
          </table:table-cell>
          <table:table-cell/>
        </table:table-row>
        <table:table-row table:style-name="ro3">
          <table:table-cell table:number-columns-repeated="7"/>
          <table:table-cell table:style-name="ce2"/>
          <table:table-cell/>
          <table:table-cell table:style-name="ce2" table:number-columns-repeated="2"/>
          <table:table-cell table:number-columns-repeated="4"/>
        </table:table-row>
        <table:table-row table:style-name="ro3" table:number-rows-repeated="5">
          <table:table-cell table:number-columns-repeated="15"/>
        </table:table-row>
        <table:table-row table:style-name="ro3">
          <table:table-cell office:value-type="string">
            <text:p>30 spark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 </text:p>
          </table:table-cell>
          <table:table-cell office:value-type="string">
            <text:p>multipoint</text:p>
          </table:table-cell>
          <table:table-cell table:style-name="ce2" office:value-type="boolean" office:boolean-value="true">
            <text:p>TRU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52 (pcut)</text:p>
          </table:table-cell>
          <table:table-cell office:value-type="string">
            <text:p>spark</text:p>
          </table:table-cell>
          <table:table-cell/>
        </table:table-row>
        <table:table-row table:style-name="ro3">
          <table:table-cell office:value-type="string">
            <text:p>29 spark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true">
            <text:p>TRU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8.92 (ival)</text:p>
          </table:table-cell>
          <table:table-cell office:value-type="string">
            <text:p>spark</text:p>
          </table:table-cell>
          <table:table-cell/>
        </table:table-row>
        <table:table-row table:style-name="ro3">
          <table:table-cell office:value-type="string">
            <text:p>28 spark, <text:s/>64% se ena fold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8.59 (ival)</text:p>
          </table:table-cell>
          <table:table-cell office:value-type="string">
            <text:p>spark</text:p>
          </table:table-cell>
          <table:table-cell/>
        </table:table-row>
        <table:table-row table:style-name="ro3">
          <table:table-cell office:value-type="string">
            <text:p>32 spark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true">
            <text:p>TRU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50 (ival)</text:p>
          </table:table-cell>
          <table:table-cell office:value-type="string">
            <text:p>spark</text:p>
          </table:table-cell>
          <table:table-cell/>
        </table:table-row>
        <table:table-row table:style-name="ro3">
          <table:table-cell office:value-type="string">
            <text:p>35 spark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true">
            <text:p>TRU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3.18 (ival)</text:p>
          </table:table-cell>
          <table:table-cell office:value-type="string">
            <text:p>spark</text:p>
          </table:table-cell>
          <table:table-cell office:value-type="string">
            <text:p>Pop = 6000 η μονη διαφορα με το 32</text:p>
          </table:table-cell>
        </table:table-row>
        <table:table-row table:style-name="ro3">
          <table:table-cell office:value-type="string">
            <text:p>40 spark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true">
            <text:p>TRU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table:number-columns-repeated="2"/>
          <table:table-cell office:value-type="string">
            <text:p>Pop = 8000 η μονη διαφορα με το 32</text:p>
          </table:table-cell>
        </table:table-row>
        <table:table-row table:style-name="ro3">
          <table:table-cell table:number-columns-repeated="7"/>
          <table:table-cell table:style-name="ce2"/>
          <table:table-cell/>
          <table:table-cell table:style-name="ce2" table:number-columns-repeated="2"/>
          <table:table-cell table:number-columns-repeated="4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ngle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53 (ival)</text:p>
          </table:table-cell>
          <table:table-cell office:value-type="string">
            <text:p>spark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ngle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6.40 (pcut)</text:p>
          </table:table-cell>
          <table:table-cell office:value-type="string">
            <text:p>spark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nglepoint</text:p>
          </table:table-cell>
          <table:table-cell table:style-name="ce2" office:value-type="boolean" office:boolean-value="true">
            <text:p>TRU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8.42 (ival)</text:p>
          </table:table-cell>
          <table:table-cell office:value-type="string">
            <text:p>spark</text:p>
          </table:table-cell>
          <table:table-cell/>
        </table:table-row>
        <table:table-row table:style-name="ro3">
          <table:table-cell table:number-columns-repeated="15"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13 (ival)</text:p>
          </table:table-cell>
          <table:table-cell office:value-type="string">
            <text:p>ickarus</text:p>
          </table:table-cell>
          <table:table-cell office:value-type="string">
            <text:p>delete from M, num * f. static folds. Λαθος κοινως.</text:p>
          </table:table-cell>
        </table:table-row>
        <table:table-row table:style-name="ro3" table:number-rows-repeated="2">
          <table:table-cell table:number-columns-repeated="15"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6.27 (pcut)</text:p>
          </table:table-cell>
          <table:table-cell office:value-type="string">
            <text:p>ickarus</text:p>
          </table:table-cell>
          <table:table-cell office:value-type="string">
            <text:p>delete from M, cov, f, ns, pop=7000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table:style-name="ce1"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8.54 (ival)</text:p>
          </table:table-cell>
          <table:table-cell office:value-type="string">
            <text:p>cora</text:p>
          </table:table-cell>
          <table:table-cell office:value-type="string">
            <text:p>delete from M, cov, f, <text:s/>pop=6000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table:style-name="ce1"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DNF</text:p>
          </table:table-cell>
          <table:table-cell office:value-type="string">
            <text:p>ickarus</text:p>
          </table:table-cell>
          <table:table-cell office:value-type="string">
            <text:p>delete from M, cov, f με lastElement, pop=6000. Χαμηλο accuracy, coverage, no pcut in harvest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39 (ival)</text:p>
          </table:table-cell>
          <table:table-cell office:value-type="string">
            <text:p>cora</text:p>
          </table:table-cell>
          <table:table-cell office:value-type="string">
            <text:p>delete from M, cov, f, <text:s/>pop=6000, no pcut in harvest. Same as 36 without pcut in harvest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6.10 (pcut)</text:p>
          </table:table-cell>
          <table:table-cell office:value-type="string">
            <text:p>ickarus</text:p>
          </table:table-cell>
          <table:table-cell office:value-type="string">
            <text:p>same as 36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39 (pcut)</text:p>
          </table:table-cell>
          <table:table-cell office:value-type="string">
            <text:p>cora</text:p>
          </table:table-cell>
          <table:table-cell office:value-type="string">
            <text:p>same as 37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6.96 (pcut)</text:p>
          </table:table-cell>
          <table:table-cell office:value-type="string">
            <text:p>cora</text:p>
          </table:table-cell>
          <table:table-cell office:value-type="string">
            <text:p>same as 41 but with fit = 1</text:p>
          </table:table-cell>
        </table:table-row>
        <table:table-row table:style-name="ro3">
          <table:table-cell table:number-columns-repeated="15"/>
        </table:table-row>
        <table:table-row table:style-name="ro4">
          <table:table-cell office:value-type="float" office:value="43">
            <text:p>43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96 (pcut)</text:p>
          </table:table-cell>
          <table:table-cell office:value-type="string">
            <text:p>ickarus</text:p>
          </table:table-cell>
          <table:table-cell office:value-type="string">
            <text:p>delete from incorrectsets, after smp integration</text:p>
          </table:table-cell>
        </table:table-row>
        <table:table-row table:style-name="ro3" table:number-rows-repeated="1048524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Sheet2" table:style-name="ta1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15:28:51</meta:creation-date>
    <dc:date>2012-12-06T02:23:34</dc:date>
    <meta:editing-duration>PT9H29M10S</meta:editing-duration>
    <meta:editing-cycles>32</meta:editing-cycles>
    <meta:generator>LibreOffice/3.5$Linux_x86 LibreOffice_project/350m1$Build-2</meta:generator>
    <meta:document-statistic meta:table-count="3" meta:cell-count="456" meta:object-count="0"/>
  </office:meta>
</office:document-meta>
</file>